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0083in"/>
    </style:style>
    <style:style style:name="Table3.7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28">
            <text:p text:style-name="CI-T-Cidx">28</text:p>
          </table:table-cell>
          <table:table-cell table:style-name="Table1.B2" office:value-type="string">
            <text:p text:style-name="CI-T-Sname">Appetite, Cravings, Vomiting</text:p>
          </table:table-cell>
          <table:table-cell table:style-name="Table1.B2" office:value-type="string">
            <text:p text:style-name="CI-T-Cname">QUALMISHNESS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QUALMISHNES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8" office:value-type="string">
            <text:p text:style-name="SK-T-L1">28004,2,28004</text:p>
          </table:table-cell>
          <table:table-cell table:style-name="Table3.A2" table:number-rows-spanned="5" office:value-type="string">
            <text:p text:style-name="SK-T-L2"><text:span text:style-name="SK-T-L2-C1">Qualmishness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2T23:17:49.50</dc:date>
    <meta:editing-duration>PT1M10S</meta:editing-duration>
    <meta:editing-cycles>2</meta:editing-cycles>
    <meta:document-statistic meta:table-count="2" meta:image-count="0" meta:object-count="0" meta:page-count="1" meta:paragraph-count="39" meta:word-count="50" meta:character-count="274"/>
  </office:meta>
</office:document-meta>
</file>